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fo:background-color="transparent" style:font-weight-asian="bold" style:font-weight-complex="bold"/>
    </style:style>
    <style:style style:name="P4" style:family="paragraph" style:parent-style-name="Standard">
      <style:text-properties fo:color="#f10d0c" loext:opacity="100%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fo:font-weight="normal" fo:background-color="#ffff00" style:font-weight-asian="normal" style:font-weight-complex="normal"/>
    </style:style>
    <style:style style:name="T1" style:family="text">
      <style:text-properties officeooo:rsid="001a3179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¿Qué significa IDE?</text:p>
      <text:p text:style-name="Standard"/>
      <text:p text:style-name="P1">Integrated Development Environment (entorno de desarrollo integrado)</text:p>
      <text:p text:style-name="Standard"/>
      <text:p text:style-name="Standard">Independent Design Environment (entorno de diseño independiente)</text:p>
      <text:p text:style-name="Standard"/>
      <text:p text:style-name="Standard">Ideal Developer Environment (entorno de desarrollador ideal)</text:p>
      <text:p text:style-name="Standard"/>
      <text:p text:style-name="Standard">Intelligent Design Environment (entorno de diseño inteligente)</text:p>
      <text:p text:style-name="Standard"/>
      <text:p text:style-name="Standard"/>
      <text:p text:style-name="P5"><text:span text:style-name="T1">2. </text:span>¿Cuáles de estas opciones son ventajas del uso de Android Studio?</text:p>
      <text:p text:style-name="P4"/>
      <text:p text:style-name="P4">Selecciona todas las respuestas que consideres correctas.</text:p>
      <text:p text:style-name="Standard"/>
      <text:p text:style-name="P1">Puede ayudar a evitar errores, como de ortografía, en el código.</text:p>
      <text:p text:style-name="Standard"/>
      <text:p text:style-name="P1">Incluye un dispositivo virtual llamado emulador que puede ejecutar la app.</text:p>
      <text:p text:style-name="Standard"/>
      <text:p text:style-name="P1">Puede mostrar una vista previa en tiempo real de cómo se verá la app en la pantalla mientras se escribe el código.</text:p>
      <text:p text:style-name="Standard"/>
      <text:p text:style-name="Standard">Puede traducir automáticamente la app a otros idiomas.</text:p>
      <text:p text:style-name="Standard"/>
      <text:p text:style-name="P2"/>
      <text:p text:style-name="P2"><text:span text:style-name="T1">3. </text:span>¿Qué propósito tiene usar un dispositivo virtual, o emulador, en Android Studio?</text:p>
      <text:p text:style-name="Standard"/>
      <text:p text:style-name="Standard">Para mostrar a los usuarios una variedad de mensajes de error</text:p>
      <text:p text:style-name="Standard"/>
      <text:p text:style-name="Standard">Para experimentar con el código de la app de forma segura</text:p>
      <text:p text:style-name="Standard"/>
      <text:p text:style-name="P1">Para probar la app en un dispositivo sin tener el dispositivo físico</text:p>
      <text:p text:style-name="Standard"/>
      <text:p text:style-name="Standard">Para ver el aspecto de la app en un navegador web</text:p>
      <text:p text:style-name="Standard"/>
      <text:p text:style-name="Standard"/>
      <text:p text:style-name="P1"><text:span text:style-name="T1">4. </text:span>En Android Studio, ¿para qué sirve una plantilla de proyecto?</text:p>
      <text:p text:style-name="Standard"/>
      <text:p text:style-name="P4">Selecciona todas las respuestas que consideres correctas.</text:p>
      <text:p text:style-name="Standard"/>
      <text:p text:style-name="Standard">Hace que Android Studio descargue archivos más rápido.</text:p>
      <text:p text:style-name="Standard"/>
      <text:p text:style-name="P1">Agiliza el proceso para comenzar a compilar una app nueva.</text:p>
      <text:p text:style-name="Standard"/>
      <text:p text:style-name="P1">Proporciona una estructura que cumple con las prácticas recomendadas.</text:p>
      <text:p text:style-name="Standard"/>
      <text:p text:style-name="Standard">Es la única manera de compilar apps de las que se puede obtener una vista previa en Android Studio.</text:p>
      <text:p text:style-name="Standard"/>
      <text:p text:style-name="P1">Hace que la compilación de una app nueva sea menos propensa a generar errores, ya que prepropaga el proyecto con parte del código de la app.</text:p>
      <text:p text:style-name="P1"/>
      <text:p text:style-name="P1"><text:soft-page-break/></text:p>
      <text:p text:style-name="P3"><text:span text:style-name="T1">5. </text:span>¿Cómo se crea un proyecto nuevo en Android Studio?</text:p>
      <text:p text:style-name="P6"/>
      <text:p text:style-name="P6">R.: Se debe salir de Android Studio y navegar a la carpeta del proyecto para encontrar las instrucciones.</text:p>
      <text:p text:style-name="P6"/>
      <text:p text:style-name="P6">B. Si ya se abrió un proyecto, se debe seleccionar File &gt; New &gt; New Project desde el menú de Android Studio.</text:p>
      <text:p text:style-name="P6"/>
      <text:p text:style-name="P6">C. En la ventana "Welcome to Android Studio", se debe hacer clic en "Start a new Android Studio project".</text:p>
      <text:p text:style-name="P6"/>
      <text:p text:style-name="P6">D. Se debe crear un archivo nuevo en la computadora y asignarle el título "New Android Studio Project".</text:p>
      <text:p text:style-name="P6"/>
      <text:p text:style-name="P1">Las opciones B y C son maneras de crear un proyecto nuevo en Android Studio.</text:p>
      <text:p text:style-name="P6"/>
      <text:p text:style-name="P6">Ninguna de las anteriores</text:p>
      <text:p text:style-name="P6"/>
      <text:p text:style-name="P6"/>
      <text:p text:style-name="P6"><text:span text:style-name="T1">6. </text:span>___ es una función que se usa para definir un diseño en tu app mediante funciones que admiten composición.</text:p>
      <text:p text:style-name="P6"/>
      <text:p text:style-name="P6">ComponentActivity()</text:p>
      <text:p text:style-name="P6"/>
      <text:p text:style-name="P6">onCreate()</text:p>
      <text:p text:style-name="P6"/>
      <text:p text:style-name="P6">DefaultPreview()</text:p>
      <text:p text:style-name="P6"/>
      <text:p text:style-name="P1">setContent()</text:p>
      <text:p text:style-name="P1"/>
      <text:p text:style-name="P6"/>
      <text:p text:style-name="P3"><text:span text:style-name="T1">7. </text:span>Una función de Compose requiere la anotación @Composable.</text:p>
      <text:p text:style-name="P6"/>
      <text:p text:style-name="P1">Verdadero</text:p>
      <text:p text:style-name="P6"/>
      <text:p text:style-name="P6">Falso</text:p>
      <text:p text:style-name="P6"/>
      <text:p text:style-name="P6"/>
      <text:p text:style-name="P3"><text:span text:style-name="T1">8. </text:span>___ es un elemento componible que tiene un color de fondo y puede contener otros elementos componibles.</text:p>
      <text:p text:style-name="P6"/>
      <text:p text:style-name="P6">Color</text:p>
      <text:p text:style-name="P6"/>
      <text:p text:style-name="P6">Contenedor</text:p>
      <text:p text:style-name="P6"/>
      <text:p text:style-name="P1">Superficie</text:p>
      <text:p text:style-name="P6"/>
      <text:p text:style-name="P6">Cuadro</text:p>
      <text:p text:style-name="P6"/>
      <text:p text:style-name="P6"/>
      <text:p text:style-name="P6"/>
      <text:p text:style-name="P6"><text:soft-page-break/></text:p>
      <text:p text:style-name="P3"><text:span text:style-name="T1">9. </text:span>El relleno es un ejemplo de ___.</text:p>
      <text:p text:style-name="P6"/>
      <text:p text:style-name="P6">Propiedad</text:p>
      <text:p text:style-name="P6"/>
      <text:p text:style-name="P6">Componible</text:p>
      <text:p text:style-name="P6"/>
      <text:p text:style-name="P6">Atributo</text:p>
      <text:p text:style-name="P6"/>
      <text:p text:style-name="P1">Modificador</text:p>
      <text:p text:style-name="P1"/>
      <text:p text:style-name="P1"/>
      <text:p text:style-name="P3"><text:span text:style-name="T1">10. </text:span>¿Cuál de estas afirmaciones sobre Compose es falsa?</text:p>
      <text:p text:style-name="P6"/>
      <text:p text:style-name="P6">La plantilla de actividad de Compose vacía se usa para crear una app simple.</text:p>
      <text:p text:style-name="P6"/>
      <text:p text:style-name="P6">Los diseños se pueden ver en la ventana Preview sin ejecutar tu app.</text:p>
      <text:p text:style-name="P6"/>
      <text:p text:style-name="P7">Todos los elementos y los temas de una app de Compose se encuentran en una plataforma.</text:p>
      <text:p text:style-name="P6"/>
      <text:p text:style-name="P6">Los temas, como GreetingCardTheme, te permiten dar estilo a los elementos componibl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18:14:13.013000000</meta:creation-date>
    <dc:date>2024-09-27T18:51:44.384000000</dc:date>
    <meta:editing-duration>PT37M37S</meta:editing-duration>
    <meta:editing-cycles>1</meta:editing-cycles>
    <meta:document-statistic meta:table-count="0" meta:image-count="0" meta:object-count="0" meta:page-count="3" meta:paragraph-count="53" meta:word-count="490" meta:character-count="2962" meta:non-whitespace-character-count="2525"/>
    <meta:generator>LibreOffice/7.6.4.1$Windows_x86 LibreOffice_project/e19e193f88cd6c0525a17fb7a176ed8e6a3e2aa1</meta:generator>
  </office:meta>
</office:document-meta>
</file>